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urrent-value="xxx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ecreate document:</text:p>
      <text:p text:style-name="P1">1/ Select Form Control Toolbar <text:s/>(View → Toolbars → Form Controls)</text:p>
      <text:p text:style-name="P1">2/ Turn On Design Mode (icon on Form Control toolbar)</text:p>
      <text:p text:style-name="P1">3/ Draw a “Text Box”</text:p>
      <text:p text:style-name="P1">4/ Turn Off Design Mode</text:p>
      <text:p text:style-name="P1">5/ Enter text data into text box</text:p>
      <text:p text:style-name="P1"/>
      <text:p text:style-name="P1">
        <draw:control text:anchor-type="paragraph" draw:z-index="0" draw:style-name="gr1" draw:text-style-name="P3" svg:width="5.901cm" svg:height="0.768cm" svg:x="5.293cm" svg:y="0.406cm" draw:control="control1"/>
      </text:p>
      <text:p text:style-name="P1">Text Box:</text:p>
      <text:p text:style-name="P1"/>
      <text:p text:style-name="P1"/>
      <text:p text:style-name="P1">To recreate the error:</text:p>
      <text:p text:style-name="P1">1/ Enter text into text box</text:p>
      <text:p text:style-name="P1">2/ Save as a MS Office format (.doc or .docx)</text:p>
      <text:p text:style-name="P1">3/ Open MS format ver in LibreOffice OR MS Office – data (and most formatting) lost!</text:p>
      <text:p text:style-name="P1"/>
      <text:p text:style-name="P1">Note: Saving as a pdf document doesn't resolve our issue as the saved document needs to be re-edited by another office that doesn't have access to Libre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5:38:38.72</meta:creation-date>
    <dc:date>2012-01-31T15:54:42.64</dc:date>
    <meta:editing-duration>PT9M48S</meta:editing-duration>
    <meta:editing-cycles>3</meta:editing-cycles>
    <meta:generator>LibreOffice/3.4$Win32 LibreOffice_project/340m1$Build-502</meta:generator>
    <meta:document-statistic meta:table-count="0" meta:image-count="0" meta:object-count="0" meta:page-count="1" meta:paragraph-count="12" meta:word-count="106" meta:character-count="560" meta:non-whitespace-character-count="465"/>
  </office:meta>
</office:document-meta>
</file>